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bold"/>
    </style:style>
    <style:style style:name="P4" style:family="paragraph" style:parent-style-name="Standard">
      <style:text-properties style:font-name="Consolas"/>
    </style:style>
    <style:style style:name="P5" style:family="paragraph" style:parent-style-name="Standard">
      <style:text-properties style:font-name="Consolas" fo:font-weight="normal" style:font-weight-asian="normal" style:font-weight-complex="normal"/>
    </style:style>
    <style:style style:name="P6" style:family="paragraph" style:parent-style-name="Standard">
      <style:text-properties fo:font-style="normal" fo:font-weight="normal" style:font-style-asian="normal" style:font-weight-asian="bold" style:font-style-complex="normal" style:font-weight-complex="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break-before="page"/>
      <style:text-properties style:font-name="Times New Roman" fo:font-weight="bold" style:font-weight-asian="bold" style:font-weight-complex="bold"/>
    </style:style>
    <style:style style:name="P9" style:family="paragraph" style:parent-style-name="Standard" style:list-style-name="L1"/>
    <style:style style:name="P10" style:family="paragraph" style:parent-style-name="Standard" style:list-style-name="L1">
      <style:text-properties fo:font-weight="normal" style:font-weight-asian="bold" style:font-weight-complex="bold"/>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6">
      <style:text-properties fo:font-weight="normal" style:font-weight-asian="normal" style:font-weight-complex="normal"/>
    </style:style>
    <style:style style:name="P13" style:family="paragraph" style:parent-style-name="Standard" style:list-style-name="L5">
      <style:text-properties fo:font-weight="normal" style:font-weight-asian="normal" style:font-weight-complex="bold"/>
    </style:style>
    <style:style style:name="P14" style:family="paragraph" style:parent-style-name="Standard" style:list-style-name="L2">
      <style:text-properties fo:font-style="normal" fo:font-weight="normal" style:font-style-asian="normal" style:font-weight-asian="normal" style:font-style-complex="normal" style:font-weight-complex="normal"/>
    </style:style>
    <style:style style:name="P15" style:family="paragraph" style:parent-style-name="Standard" style:list-style-name="L3">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list-style-name="L5"/>
    <style:style style:name="P18" style:family="paragraph" style:parent-style-name="Standard" style:list-style-name="L7"/>
    <style:style style:name="P19" style:family="paragraph" style:parent-style-name="Standard">
      <style:text-properties style:font-name="Times New Roman" fo:font-weight="normal" style:font-weight-asian="normal" style:font-weight-complex="normal"/>
    </style:style>
    <style:style style:name="P20" style:family="paragraph" style:parent-style-name="Standard" style:list-style-name="L8">
      <style:text-properties style:font-name="Times New Roman" fo:font-weight="normal"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style:font-name="Consolas" fo:font-weight="normal" style:font-weight-asian="normal" style:font-weight-complex="normal"/>
    </style:style>
    <style:style style:name="P23" style:family="paragraph" style:parent-style-name="Standard">
      <style:text-properties fo:font-size="24pt" fo:font-weight="bold" style:font-size-asian="24pt" style:font-weight-asian="bold" style:font-size-complex="24pt" style:font-weight-complex="bold"/>
    </style:style>
    <style:style style:name="P24" style:family="paragraph" style:parent-style-name="Standard">
      <style:paragraph-properties fo:line-height="200%"/>
    </style:style>
    <style:style style:name="P25" style:family="paragraph" style:parent-style-name="Standard">
      <style:paragraph-properties fo:break-before="page"/>
      <style:text-properties fo:font-weight="bold" style:font-weight-asian="bold" style:font-weight-complex="bold"/>
    </style:style>
    <style:style style:name="P26" style:family="paragraph" style:parent-style-name="Standard" style:list-style-name="L3">
      <style:paragraph-properties fo:margin-left="0in" fo:margin-right="0in" fo:text-indent="-0.25in" style:auto-text-indent="false"/>
      <style:text-properties fo:font-style="normal" fo:font-weight="normal" style:font-style-asian="normal" style:font-weight-asian="normal" style:font-style-complex="normal" style:font-weight-complex="normal"/>
    </style:style>
    <style:style style:name="P27"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fo:font-weight="normal" style:font-weight-asian="normal"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Consolas" fo:font-size="9pt" fo:font-style="normal" fo:font-weight="normal" style:font-size-asian="9pt" style:font-style-asian="normal" style:font-weight-asian="bold" style:font-size-complex="9pt" style:font-style-complex="normal"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color="#e6e6e6" style:text-underline-style="solid" style:text-underline-width="auto" style:text-underline-color="font-color" fo:font-weight="normal" style:font-weight-asian="normal" style:font-weight-complex="normal"/>
    </style:style>
    <style:style style:name="T14" style:family="text">
      <style:text-properties fo:color="#cccccc" style:text-underline-style="solid" style:text-underline-width="auto" style:text-underline-color="font-color" fo:font-weight="normal" style:font-weight-asian="normal" style:font-weight-complex="normal"/>
    </style:style>
    <style:style style:name="T15" style:family="text">
      <style:text-properties fo:color="#cccccc" fo:font-weight="normal" style:font-weight-asian="normal" style:font-weight-complex="normal"/>
    </style:style>
    <style:style style:name="T16" style:family="text">
      <style:text-properties fo:color="#000000"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3"><text:tab/>Newhall Quickstart Guide</text:p>
      <text:p text:style-name="Standard"><text:span text:style-name="T11"><text:tab/></text:span>Version 1.2.0 – 20110114</text:p>
      <text:p text:style-name="Standard"/>
      <text:p text:style-name="Standard"/>
      <text:p text:style-name="Standard"/>
      <text:p text:style-name="Standard"/>
      <text:p text:style-name="Standard"/>
      <text:p text:style-name="Standard"/>
      <text:p text:style-name="Standard"/>
      <text:p text:style-name="Standard"/>
      <text:p text:style-name="P24"><text:tab/><text:span text:style-name="T5">Contents:</text:span></text:p>
      <text:p text:style-name="P24"><text:span text:style-name="T3"><text:tab/><text:tab/>Running the Application </text:span><text:span text:style-name="T14"><text:tab/><text:tab/><text:tab/><text:tab/><text:tab/></text:span><text:span text:style-name="T3">1</text:span></text:p>
      <text:p text:style-name="P24"><text:span text:style-name="T3"><text:tab/><text:tab/>Loading and Running a Dataset </text:span><text:span text:style-name="T14"><text:tab/><text:tab/><text:tab/><text:tab/></text:span><text:span text:style-name="T3">1</text:span></text:p>
      <text:p text:style-name="P24"><text:span text:style-name="T3"><text:tab/><text:tab/>English/Metric Measurement Units </text:span><text:span text:style-name="T14"><text:tab/><text:tab/><text:tab/><text:tab/></text:span><text:span text:style-name="T3">2</text:span></text:p>
      <text:p text:style-name="P24"><text:span text:style-name="T3"><text:tab/><text:tab/>Exporting Results </text:span><text:span text:style-name="T14"><text:tab/><text:tab/><text:tab/><text:tab/><text:tab/><text:tab/></text:span><text:span text:style-name="T3">2</text:span></text:p>
      <text:p text:style-name="P24"><text:span text:style-name="T3"><text:tab/><text:tab/>Notes About Copying </text:span><text:span text:style-name="T14"><text:tab/><text:tab/><text:tab/><text:tab/><text:tab/></text:span><text:span text:style-name="T3">2</text:span></text:p>
      <text:p text:style-name="P24"><text:span text:style-name="T3"><text:tab/><text:tab/>Classic (FLX) File Format</text:span><text:span text:style-name="T15"> </text:span><text:span text:style-name="T14"><text:tab/><text:tab/><text:tab/><text:tab/><text:tab/></text:span><text:span text:style-name="T16">3</text:span></text:p>
      <text:p text:style-name="P24"><text:span text:style-name="T3"><text:tab/><text:tab/>New (XML) File Format </text:span><text:span text:style-name="T14"><text:tab/><text:tab/><text:tab/><text:tab/><text:tab/></text:span><text:span text:style-name="T3">4</text:span></text:p>
      <text:p text:style-name="P25">Running the application:</text:p>
      <text:list xml:id="list20593957" text:style-name="L1">
        <text:list-item>
          <text:p text:style-name="P10">Newhall is a Java application. <text:s/>This requires you to have the Java runtime installed. <text:s/>MacOS X and a large number of Linux distributions already have Java installed. <text:s/>Windows XP and onward may or may not, depending on who administrates your computer.</text:p>
        </text:list-item>
        <text:list-item>
          <text:p text:style-name="P10">In the folder you downloaded and unzipped, there is a file called “Newhall.jar”, this is the Java executable for the program. <text:s/>Starting Newhall is as easy as double-clicking this file, like you would an EXE file. <text:s/>You should be presented with the main Newhall GUI window.</text:p>
        </text:list-item>
        <text:list-item>
          <text:p text:style-name="P10">If your computer alerts you that it does not recognize the file, you need to install Java.</text:p>
          <text:list>
            <text:list-item>
              <text:p text:style-name="P9"><text:span text:style-name="T5">Windows</text:span><text:span text:style-name="T4">: Go to </text:span><text:a xlink:type="simple" xlink:href="http://www.java.com/en/download/manual.jsp"><text:span text:style-name="T4">http://www.java.com/en/download/manual.jsp</text:span></text:a><text:span text:style-name="T4"> and find the options for Microsoft Windows. <text:s/>Select either the online or offline installer, both work. <text:s/>Run the program the site has you download, follow the instructions. <text:s/></text:span><text:span text:style-name="T6">It is recommended that you opt-out of any software or toolbar offers the installer provides you, these programs are generally not worth the effort of installing them.</text:span></text:p>
            </text:list-item>
            <text:list-item>
              <text:p text:style-name="P9"><text:span text:style-name="T9">Linux/Unix/Solaris</text:span><text:span text:style-name="T8">: Go to the package manager for your distribution, and search for “Java” or “JRE”. Install a package matching the description of “Java Runtime”, and select the newest version available. <text:s/>If such an option is not available, go to the URL provided in the solution for Windows, and select the download available for your OS, following the instructions on the site. <text:s/>The self-extracting installer works on the systems they are meant for, but the RPM versions are for Red Hat/Fedora derivatives. <text:s/>Be sure to select the version that matches your system architecture. <text:s/>When in doubt, </text:span><text:span text:style-name="T6">do not</text:span><text:span text:style-name="T8"> use the x64 option.</text:span></text:p>
            </text:list-item>
            <text:list-item>
              <text:p text:style-name="P9"><text:span text:style-name="T9">MacOS X</text:span><text:span text:style-name="T8">: Java should be pre-installed by Apple. <text:s/>As a last resort, start “Terminal” from your Utilities folder, and change the directory to where “Newhall.jar” is located. <text:s/>From there, run the command </text:span><text:span text:style-name="T10">java -jar Newhall.jar</text:span><text:span text:style-name="T8">. <text:s/>This command also works on other architectures.</text:span></text:p>
            </text:list-item>
          </text:list>
        </text:list-item>
      </text:list>
      <text:p text:style-name="P6"/>
      <text:p text:style-name="P7">Loading and running a dataset:</text:p>
      <text:list xml:id="list20577557" text:style-name="L2">
        <text:list-item>
          <text:p text:style-name="P14">Newhall starts up with no dataset loaded. <text:s/>You will need to load a dataset (presently only the original dataset file format is supported, see later in the document for the format) in order to run the model.</text:p>
        </text:list-item>
        <text:list-item>
          <text:p text:style-name="P14">To open a dataset, go to the “File” menu and select “Open Dataset”. <text:s/>If the loading succeeds, Newhall's primary window should update with statistics. <text:s/>Otherwise, you should receive an error about the file format.</text:p>
        </text:list-item>
        <text:list-item>
          <text:p text:style-name="P14">Upon opening a dataset, Newhall immediately runs it through the model, and displays the results. <text:s/>There is no need to manually invoke the model.</text:p>
        </text:list-item>
        <text:list-item>
          <text:p text:style-name="P14">There are several arguments to the model:</text:p>
          <text:list>
            <text:list-item>
              <text:p text:style-name="P14">Waterholding capacity defaults to 200mm.</text:p>
            </text:list-item>
            <text:list-item>
              <text:p text:style-name="P14">The soil-air offset relationship defaults to 1.2 degrees Celsius.</text:p>
            </text:list-item>
            <text:list-item>
              <text:p text:style-name="P14">The soil-air amplitude relationship defaults to a ratio of 0.66.</text:p>
            </text:list-item>
            <text:list-item>
              <text:p text:style-name="P14">As soon as you change any of these values value (you might need to click outside of the fields for this to apply, or hit tab), the model will re-run, and the results immediately appearing on the screen.</text:p>
            </text:list-item>
            <text:list-item>
              <text:p text:style-name="P14">Offset and amplitude impact both the model and soil temperature calculations. <text:s/>Soil temperature applications are only present in the exported XML results file.</text:p>
            </text:list-item>
          </text:list>
        </text:list-item>
      </text:list>
      <text:p text:style-name="P7"><text:soft-page-break/>English/Metric measurement units:</text:p>
      <text:list xml:id="list20597862" text:style-name="L3">
        <text:list-item>
          <text:p text:style-name="P15">Newhall can render results in either metric or English units. <text:s/>It defaults upon startup to metric. If you would like to switch between measurement systems at any time, you can do so by going to the “Options” menu and selecting “Toggle English/Metric Units”.</text:p>
          <text:p text:style-name="P15"/>
          <text:p text:style-name="P26"><text:span text:style-name="T5">Exporting results:</text:span></text:p>
        </text:list-item>
      </text:list>
      <text:list xml:id="list20598103" text:style-name="L4">
        <text:list-item>
          <text:p text:style-name="P11">Newhall presently exports to the FLX and XML file formats. <text:s/>FLX is the same export format as the Wambeke BASIC version. <text:s/>This file includes the original dataset, and the results in a CSV file format. <text:s/>The XML format is an extended, well-formed export format that includes extended metadata and results. <text:s/>It includes most of the relevant information that the FLX format contains, in a more modern format.</text:p>
        </text:list-item>
        <text:list-item>
          <text:p text:style-name="P11">To export your results to an XML or FLX file, make sure you've got a dataset open with the results displayed in the main Newhall window. <text:s/>Only when you have a dataset loaded will the “Export to <text:span text:style-name="T7">XML/FLX</text:span>” buttons be active at the bottom of the window. <text:s/>Exporting your results is as simple as clicking that button, and saving the resulting file somewhere on your hard drive.</text:p>
        </text:list-item>
        <text:list-item>
          <text:p text:style-name="P11">While both export formats include the input data as well as the output results, only the XML format can be opened again to run the model again from. <text:s/>The &lt;output&gt; and &lt;metadata&gt; tags are optional when initially feeding data to the model.</text:p>
        </text:list-item>
      </text:list>
      <text:p text:style-name="P2"/>
      <text:p text:style-name="P1">Notes about copying Newhall:</text:p>
      <text:list xml:id="list20605255" text:style-name="L5">
        <text:list-item>
          <text:p text:style-name="P17"><text:span text:style-name="T2">Newhall is open-source software. <text:s/>This means that you are free to obtain a copy of it from the official site ( </text:span><text:a xlink:type="simple" xlink:href="http://code.google.com/p/newhall/"><text:span text:style-name="T2">http://code.google.com/p/newhall/</text:span></text:a><text:span text:style-name="T2"> ). <text:s/>You are also free to provide copies of Newhall to anyone who wishes it. <text:s/>You may also download a copy of the source code from the official site, and make changes to the program as you see fit. <text:s/>You are also free to distribute your modified version to anyone who wishes it, so long as you provide a copy of the original copyright notice, provided in the LICENSE.TXT file. <text:s/>You do not need the consent of the original authors of the software in order to do this.</text:span></text:p>
        </text:list-item>
        <text:list-item>
          <text:p text:style-name="P13">This software makes use of other open source technologies. <text:s/>See LICENSE.TXT for details on those other pieces of software, and their respective terms of use.</text:p>
        </text:list-item>
      </text:list>
      <text:p text:style-name="P3"/>
      <text:p text:style-name="P1"/>
      <text:p text:style-name="P25">Classic Newhall Dataset Format:</text:p>
      <text:list xml:id="list20592352" text:style-name="L6">
        <text:list-item>
          <text:p text:style-name="P12">The classic input dataset format is a CSV file conforming to the following structure (where: “pre” = mean precipitation for a month, “tmp” = mean temperature for a month, and where “0” = January and “11” = December):</text:p>
        </text:list-item>
      </text:list>
      <text:p text:style-name="P2"/>
      <text:p text:style-name="P4">Station Name, Country, Degrees Latitude, Minutes Latitude, N/S Hemisphere, Degrees Longitude, Minutes Longitude, E/W Hemisphere, Elevation [NEWLINE]</text:p>
      <text:p text:style-name="P4"/>
      <text:p text:style-name="P4">Pre0, Pre1, Pre2, Pre3, Pre4, Pre5, Pre6, Pre7, Pre8, Pre9, Pre10, Pre11, Tmp0, Tmp1, Tmp2, Tmp3, Tmp4, Tmp5, Tmp6, Tmp7, Tmp8, Tmp9, Tmp10, Tmp11, Starting Year, Ending Year, Unit System [NEWLINE]</text:p>
      <text:p text:style-name="Standard"/>
      <text:list xml:id="list20590807" text:style-name="L7">
        <text:list-item>
          <text:p text:style-name="P18">The following is an example file that conforms to this structure:</text:p>
        </text:list-item>
      </text:list>
      <text:p text:style-name="Standard"/>
      <text:p text:style-name="P4">"Mead Agronomy Lab","USA",41,10,"N",96,25,"W",1180 <text:s/>[NEWLINE]</text:p>
      <text:p text:style-name="P4">.8,.46,.06,.99,4.08,4.14,3.26,1.62,2.94,.85,.05,.66,32,15,37,55,63,69,76, 73,63,54,36,17,1989,1989,"E" <text:s/>[NEWLINE]</text:p>
      <text:p text:style-name="P4"/>
      <text:p text:style-name="P8">XML Newhall Dataset Format:</text:p>
      <text:list xml:id="list20579807" text:style-name="L8">
        <text:list-item>
          <text:p text:style-name="P20">The newer XML file format includes input data, output results, and metadata. <text:s/>Some of this information must be specified outside of Newhall (as in, Newhall has read-only access to it at present). <text:s/>Some is populated automatically by Newhall.</text:p>
        </text:list-item>
        <text:list-item>
          <text:p text:style-name="P20">To provide Newhall with XML datasets, follow the following XML template. <text:s/>Also refer to one of the XML file examples within the included “Datasets” directory for reference.</text:p>
        </text:list-item>
      </text:list>
      <text:p text:style-name="P19"/>
      <text:p text:style-name="P5">&lt;?xml version="1.0" encoding="utf-8"?&gt;</text:p>
      <text:p text:style-name="P5">&lt;model version="1.0.0"&gt;</text:p>
      <text:p text:style-name="P5"><text:s text:c="2"/>&lt;metadata&gt;</text:p>
      <text:p text:style-name="P5"><text:s text:c="4"/>&lt;stninfo&gt;</text:p>
      <text:p text:style-name="P5"><text:s text:c="6"/>&lt;stnname&gt;Renovo&lt;/stnname&gt;</text:p>
      <text:p text:style-name="P5"><text:s text:c="6"/>&lt;stnid&gt;PAXXX&lt;/stnid&gt;</text:p>
      <text:p text:style-name="P5"><text:s text:c="6"/>&lt;stnelev&gt;201&lt;/stnelev&gt;</text:p>
      <text:p text:style-name="P5"><text:s text:c="6"/>&lt;stateprov&gt;PA&lt;/stateprov&gt;</text:p>
      <text:p text:style-name="P5"><text:s text:c="6"/>&lt;country&gt;USA&lt;/country&gt;</text:p>
      <text:p text:style-name="P5"><text:s text:c="4"/>&lt;/stninfo&gt;</text:p>
      <text:p text:style-name="P5"><text:s text:c="4"/>&lt;mlra&gt;</text:p>
      <text:p text:style-name="P5"><text:s text:c="6"/>&lt;mlraname&gt;Eastern Allegheny Plateau and Mountains&lt;/mlraname&gt;</text:p>
      <text:p text:style-name="P5"><text:s text:c="6"/>&lt;mlraid&gt;127&lt;/mlraid&gt;</text:p>
      <text:p text:style-name="P5"><text:s text:c="4"/>&lt;/mlra&gt;</text:p>
      <text:p text:style-name="P5"><text:s text:c="4"/>&lt;cntinfo&gt;</text:p>
      <text:p text:style-name="P5"><text:s text:c="6"/>&lt;cntper&gt;</text:p>
      <text:p text:style-name="P5"><text:s text:c="8"/>&lt;firstname&gt;Brian&lt;/firstname&gt;</text:p>
      <text:p text:style-name="P5"><text:s text:c="8"/>&lt;lastname&gt;Bills&lt;/lastname&gt;</text:p>
      <text:p text:style-name="P5"><text:s text:c="8"/>&lt;title&gt;Assistant Director&lt;/title&gt;</text:p>
      <text:p text:style-name="P5"><text:s text:c="6"/>&lt;/cntper&gt;</text:p>
      <text:p text:style-name="P5"><text:s text:c="6"/>&lt;cntorg&gt;CEI, Penn State&lt;/cntorg&gt;</text:p>
      <text:p text:style-name="P5"><text:s text:c="6"/>&lt;cntaddr&gt;</text:p>
      <text:p text:style-name="P5"><text:s text:c="8"/>&lt;address&gt;2217 EES Bldg&lt;/address&gt;</text:p>
      <text:p text:style-name="P5"><text:s text:c="8"/>&lt;city&gt;University Park&lt;/city&gt;</text:p>
      <text:p text:style-name="P5"><text:s text:c="8"/>&lt;stateprov&gt;PA&lt;/stateprov&gt;</text:p>
      <text:p text:style-name="P5"><text:s text:c="8"/>&lt;postal&gt;16802&lt;/postal&gt;</text:p>
      <text:p text:style-name="P5"><text:s text:c="8"/>&lt;country&gt;USA&lt;/country&gt;</text:p>
      <text:p text:style-name="P5"><text:s text:c="6"/>&lt;/cntaddr&gt;</text:p>
      <text:p text:style-name="P5"><text:s text:c="6"/>&lt;cntemail&gt;bbills@eesi.psu.edu&lt;/cntemail&gt;</text:p>
      <text:p text:style-name="P5"><text:s text:c="6"/>&lt;cntphone&gt;814-865-5745&lt;/cntphone&gt;</text:p>
      <text:p text:style-name="P5"><text:s text:c="4"/>&lt;/cntinfo&gt;</text:p>
      <text:p text:style-name="P5"><text:s text:c="4"/>&lt;notes&gt;</text:p>
      <text:p text:style-name="P5"><text:s text:c="6"/>&lt;note&gt;This is a sample NSM file.&lt;/note&gt;</text:p>
      <text:p text:style-name="P5"><text:s text:c="6"/>&lt;note&gt;This is another note in the file.&lt;/note&gt;</text:p>
      <text:p text:style-name="P5"><text:s text:c="4"/>&lt;/notes&gt;</text:p>
      <text:p text:style-name="P5"><text:s text:c="4"/>&lt;rundate&gt;20100412&lt;/rundate&gt;</text:p>
      <text:p text:style-name="P5"><text:s text:c="4"/>&lt;nsmver&gt;1.0.0&lt;/nsmver&gt;</text:p>
      <text:p text:style-name="P5"><text:soft-page-break/><text:s text:c="4"/>&lt;unitsys&gt;metric&lt;/unitsys&gt;</text:p>
      <text:p text:style-name="P5"><text:s text:c="2"/>&lt;/metadata&gt;</text:p>
      <text:p text:style-name="P5"><text:s text:c="2"/>&lt;input&gt;</text:p>
      <text:p text:style-name="P5"><text:s text:c="4"/>&lt;location&gt;</text:p>
      <text:p text:style-name="P5"><text:s text:c="6"/>&lt;lat&gt;41.3166&lt;/lat&gt;</text:p>
      <text:p text:style-name="P5"><text:s text:c="6"/>&lt;lon&gt;-77.7166&lt;/lon&gt;</text:p>
      <text:p text:style-name="P5"><text:s text:c="6"/>&lt;usercoordfmt&gt;DMS&lt;/usercoordfmt&gt;</text:p>
      <text:p text:style-name="P5"><text:s text:c="4"/>&lt;/location&gt;</text:p>
      <text:p text:style-name="P5"><text:s text:c="4"/>&lt;recordpd&gt;</text:p>
      <text:p text:style-name="P5"><text:s text:c="6"/>&lt;pdtype&gt;normal&lt;/pdtype&gt;</text:p>
      <text:p text:style-name="P5"><text:s text:c="6"/>&lt;pdbegin&gt;1971&lt;/pdbegin&gt;</text:p>
      <text:p text:style-name="P5"><text:s text:c="6"/>&lt;pdend&gt;2000&lt;/pdend&gt;</text:p>
      <text:p text:style-name="P5"><text:s text:c="4"/>&lt;/recordpd&gt;</text:p>
      <text:p text:style-name="P5"><text:s text:c="4"/>&lt;precips&gt;</text:p>
      <text:p text:style-name="P5"><text:s text:c="6"/>&lt;precip id="Jan"&gt;59.2&lt;/precip&gt;</text:p>
      <text:p text:style-name="P5"><text:s text:c="6"/>&lt;precip id="Feb"&gt;61.7&lt;/precip&gt;</text:p>
      <text:p text:style-name="P5"><text:s text:c="6"/>&lt;precip id="Mar"&gt;79.8&lt;/precip&gt;</text:p>
      <text:p text:style-name="P5"><text:s text:c="6"/>&lt;precip id="Apr"&gt;83.3&lt;/precip&gt;</text:p>
      <text:p text:style-name="P5"><text:s text:c="6"/>&lt;precip id="May"&gt;84.8&lt;/precip&gt;</text:p>
      <text:p text:style-name="P5"><text:s text:c="6"/>&lt;precip id="Jun"&gt;124.0&lt;/precip&gt;</text:p>
      <text:p text:style-name="P5"><text:s text:c="6"/>&lt;precip id="Jul"&gt;91.2&lt;/precip&gt;</text:p>
      <text:p text:style-name="P5"><text:s text:c="6"/>&lt;precip id="Aug"&gt;87.1&lt;/precip&gt;</text:p>
      <text:p text:style-name="P5"><text:s text:c="6"/>&lt;precip id="Sep"&gt;95.8&lt;/precip&gt;</text:p>
      <text:p text:style-name="P5"><text:s text:c="6"/>&lt;precip id="Oct"&gt;73.7&lt;/precip&gt;</text:p>
      <text:p text:style-name="P5"><text:s text:c="6"/>&lt;precip id="Nov"&gt;88.6&lt;/precip&gt;</text:p>
      <text:p text:style-name="P5"><text:s text:c="6"/>&lt;precip id="Dec"&gt;88.6&lt;/precip&gt;</text:p>
      <text:p text:style-name="P5"><text:s text:c="4"/>&lt;/precips&gt;</text:p>
      <text:p text:style-name="P5"><text:s text:c="4"/>&lt;airtemps&gt;</text:p>
      <text:p text:style-name="P5"><text:s text:c="6"/>&lt;airtemp id="Jan"&gt;-3.3&lt;/airtemp&gt;</text:p>
      <text:p text:style-name="P5"><text:s text:c="6"/>&lt;airtemp id="Feb"&gt;-2.0&lt;/airtemp&gt;</text:p>
      <text:p text:style-name="P5"><text:s text:c="6"/>&lt;airtemp id="Mar"&gt;3.1&lt;/airtemp&gt;</text:p>
      <text:p text:style-name="P5"><text:s text:c="6"/>&lt;airtemp id="Apr"&gt;9.2&lt;/airtemp&gt;</text:p>
      <text:p text:style-name="P5"><text:s text:c="6"/>&lt;airtemp id="May"&gt;15.1&lt;/airtemp&gt;</text:p>
      <text:p text:style-name="P5"><text:s text:c="6"/>&lt;airtemp id="Jun"&gt;19.5&lt;/airtemp&gt;</text:p>
      <text:p text:style-name="P5"><text:s text:c="6"/>&lt;airtemp id="Jul"&gt;21.8&lt;/airtemp&gt;</text:p>
      <text:p text:style-name="P5"><text:s text:c="6"/>&lt;airtemp id="Aug"&gt;21.0&lt;/airtemp&gt;</text:p>
      <text:p text:style-name="P5"><text:s text:c="6"/>&lt;airtemp id="Sep"&gt;16.8&lt;/airtemp&gt;</text:p>
      <text:p text:style-name="P5"><text:s text:c="6"/>&lt;airtemp id="Oct"&gt;10.7&lt;/airtemp&gt;</text:p>
      <text:p text:style-name="P5"><text:s text:c="6"/>&lt;airtemp id="Nov"&gt;5.0&lt;/airtemp&gt;</text:p>
      <text:p text:style-name="P5"><text:s text:c="6"/>&lt;airtemp id="Dec"&gt;-0.3&lt;/airtemp&gt;</text:p>
      <text:p text:style-name="P5"><text:s text:c="4"/>&lt;/airtemps&gt;</text:p>
      <text:p text:style-name="P5"><text:s text:c="4"/>&lt;smcsawc&gt;200&lt;/smcsawc&gt;</text:p>
      <text:p text:style-name="P5"><text:s text:c="4"/>&lt;soilairrel&gt;</text:p>
      <text:p text:style-name="P5"><text:s text:c="6"/>&lt;lag&gt;18&lt;/lag&gt;</text:p>
      <text:p text:style-name="P5"><text:soft-page-break/><text:s text:c="6"/>&lt;ampltd&gt;0.66&lt;/ampltd&gt;</text:p>
      <text:p text:style-name="P5"><text:s text:c="6"/>&lt;maatmast&gt;1.2&lt;/maatmast&gt;</text:p>
      <text:p text:style-name="P5"><text:s text:c="4"/>&lt;/soilairrel&gt;</text:p>
      <text:p text:style-name="P5"><text:s text:c="2"/>&lt;/input&gt;</text:p>
      <text:p text:style-name="P5"><text:s text:c="2"/>&lt;output&gt;</text:p>
      <text:p text:style-name="P5"><text:s text:c="4"/>&lt;smrclass&gt;Typic Udic&lt;/smrclass&gt;</text:p>
      <text:p text:style-name="P5"><text:s text:c="4"/>&lt;strclass&gt;Mesic&lt;/strclass&gt;</text:p>
      <text:p text:style-name="P5"><text:s text:c="4"/>&lt;awb&gt;340&lt;/awb&gt;</text:p>
      <text:p text:style-name="P5"><text:s text:c="4"/>&lt;swb&gt;-74&lt;/swb&gt;</text:p>
      <text:p text:style-name="P5"><text:s text:c="4"/>&lt;smcsstate&gt;</text:p>
      <text:p text:style-name="P5"><text:s text:c="6"/>&lt;cumdays&gt;</text:p>
      <text:p text:style-name="P5"><text:s text:c="8"/>&lt;yrdry&gt;0&lt;/yrdry&gt;</text:p>
      <text:p text:style-name="P5"><text:s text:c="8"/>&lt;yrmd&gt;0&lt;/yrmd&gt;</text:p>
      <text:p text:style-name="P5"><text:s text:c="8"/>&lt;yrmst&gt;360&lt;/yrmst&gt;</text:p>
      <text:p text:style-name="P5"><text:s text:c="8"/>&lt;bio5dry&gt;0&lt;/bio5dry&gt;</text:p>
      <text:p text:style-name="P5"><text:s text:c="8"/>&lt;bio5md&gt;0&lt;/bio5md&gt;</text:p>
      <text:p text:style-name="P5"><text:s text:c="8"/>&lt;bio5mst&gt;221&lt;/bio5mst&gt;</text:p>
      <text:p text:style-name="P5"><text:s text:c="6"/>&lt;/cumdays&gt;</text:p>
      <text:p text:style-name="P5"><text:s text:c="6"/>&lt;consdays&gt;</text:p>
      <text:p text:style-name="P5"><text:s text:c="8"/>&lt;yrmst&gt;360&lt;/yrmst&gt;</text:p>
      <text:p text:style-name="P5"><text:s text:c="8"/>&lt;bio8mst&gt;201&lt;/bio8mst&gt;</text:p>
      <text:p text:style-name="P5"><text:s text:c="8"/>&lt;smrdry&gt;0&lt;/smrdry&gt;</text:p>
      <text:p text:style-name="P5"><text:s text:c="8"/>&lt;wtrmst&gt;120&lt;/wtrmst&gt;</text:p>
      <text:p text:style-name="P5"><text:s text:c="6"/>&lt;/consdays&gt;</text:p>
      <text:p text:style-name="P5"><text:s text:c="4"/>&lt;/smcsstate&gt;</text:p>
      <text:p text:style-name="P5"><text:s text:c="4"/>&lt;pets&gt;</text:p>
      <text:p text:style-name="P5"><text:s text:c="6"/>&lt;pet id="Jan"&gt;0.0&lt;/pet&gt;</text:p>
      <text:p text:style-name="P5"><text:s text:c="6"/>&lt;pet id="Feb"&gt;0.0&lt;/pet&gt;</text:p>
      <text:p text:style-name="P5"><text:s text:c="6"/>&lt;pet id="Mar"&gt;10.7&lt;/pet&gt;</text:p>
      <text:p text:style-name="P5"><text:s text:c="6"/>&lt;pet id="Apr"&gt;42.1&lt;/pet&gt;</text:p>
      <text:p text:style-name="P5"><text:s text:c="6"/>&lt;pet id="May"&gt;85.9&lt;/pet&gt;</text:p>
      <text:p text:style-name="P5"><text:s text:c="6"/>&lt;pet id="Jun"&gt;118.0&lt;/pet&gt;</text:p>
      <text:p text:style-name="P5"><text:s text:c="6"/>&lt;pet id="Jul"&gt;136.0&lt;/pet&gt;</text:p>
      <text:p text:style-name="P5"><text:s text:c="6"/>&lt;pet id="Aug"&gt;121.8&lt;/pet&gt;</text:p>
      <text:p text:style-name="P5"><text:s text:c="6"/>&lt;pet id="Sep"&gt;81.7&lt;/pet&gt;</text:p>
      <text:p text:style-name="P5"><text:s text:c="6"/>&lt;pet id="Oct"&gt;43.6&lt;/pet&gt;</text:p>
      <text:p text:style-name="P5"><text:s text:c="6"/>&lt;pet id="Nov"&gt;15.0&lt;/pet&gt;</text:p>
      <text:p text:style-name="P5"><text:s text:c="6"/>&lt;pet id="Dec"&gt;0.0&lt;/pet&gt;</text:p>
      <text:p text:style-name="P5"><text:s text:c="4"/>&lt;/pets&gt; <text:s text:c="3"/></text:p>
      <text:p text:style-name="P5"><text:s text:c="4"/>&lt;soiltemps&gt;</text:p>
      <text:p text:style-name="P5"><text:s text:c="6"/>&lt;soiltemp id="Jan"&gt;-2.1&lt;/soiltemp&gt;</text:p>
      <text:p text:style-name="P5"><text:s text:c="6"/>&lt;soiltemp id="Feb"&gt;-0.8&lt;/soiltemp&gt;</text:p>
      <text:p text:style-name="P5"><text:s text:c="6"/>&lt;soiltemp id="Mar"&gt;4.3&lt;/soiltemp&gt;</text:p>
      <text:p text:style-name="P5"><text:s text:c="6"/>&lt;soiltemp id="Apr"&gt;10.4&lt;/soiltemp&gt;</text:p>
      <text:p text:style-name="P5"><text:soft-page-break/><text:s text:c="6"/>&lt;soiltemp id="May"&gt;16.3&lt;/soiltemp&gt;</text:p>
      <text:p text:style-name="P5"><text:s text:c="6"/>&lt;soiltemp id="Jun"&gt;20.7&lt;/soiltemp&gt;</text:p>
      <text:p text:style-name="P5"><text:s text:c="6"/>&lt;soiltemp id="Jul"&gt;23&lt;/soiltemp&gt;</text:p>
      <text:p text:style-name="P5"><text:s text:c="6"/>&lt;soiltemp id="Aug"&gt;22.2&lt;/soiltemp&gt;</text:p>
      <text:p text:style-name="P5"><text:s text:c="6"/>&lt;soiltemp id="Sep"&gt;18&lt;/soiltemp&gt;</text:p>
      <text:p text:style-name="P5"><text:s text:c="6"/>&lt;soiltemp id="Oct"&gt;11.9&lt;/soiltemp&gt;</text:p>
      <text:p text:style-name="P5"><text:s text:c="6"/>&lt;soiltemp id="Nov"&gt;6.2&lt;/soiltemp&gt;</text:p>
      <text:p text:style-name="P5"><text:s text:c="6"/>&lt;soiltemp id="Dec"&gt;0.9&lt;/soiltemp&gt;</text:p>
      <text:p text:style-name="P5"><text:s text:c="4"/>&lt;/soiltemps&gt;</text:p>
      <text:p text:style-name="P5"><text:s text:c="4"/>&lt;calendars&gt;</text:p>
      <text:p text:style-name="P5"><text:s text:c="6"/>&lt;tempcal&gt;</text:p>
      <text:p text:style-name="P5"><text:s text:c="8"/>&lt;stlt5&gt;</text:p>
      <text:p text:style-name="P5"><text:s text:c="10"/>&lt;beginday&gt;1&lt;/beginday&gt;</text:p>
      <text:p text:style-name="P5"><text:s text:c="10"/>&lt;endday&gt;105&lt;/endday&gt;</text:p>
      <text:p text:style-name="P5"><text:s text:c="8"/>&lt;/stlt5&gt;</text:p>
      <text:p text:style-name="P5"><text:s text:c="8"/>&lt;st5to8&gt;</text:p>
      <text:p text:style-name="P5"><text:s text:c="10"/>&lt;beginday&gt;106&lt;/beginday&gt;</text:p>
      <text:p text:style-name="P5"><text:s text:c="10"/>&lt;endday&gt;116&lt;/endday&gt;</text:p>
      <text:p text:style-name="P5"><text:s text:c="8"/>&lt;/st5to8&gt;</text:p>
      <text:p text:style-name="P5"><text:s text:c="8"/>&lt;stgt8&gt;</text:p>
      <text:p text:style-name="P5"><text:s text:c="10"/>&lt;beginday&gt;117&lt;/beginday&gt;</text:p>
      <text:p text:style-name="P5"><text:s text:c="10"/>&lt;endday&gt;316&lt;/endday&gt;</text:p>
      <text:p text:style-name="P5"><text:s text:c="8"/>&lt;/stgt8&gt;</text:p>
      <text:p text:style-name="P5"><text:s text:c="8"/>&lt;st5to8&gt;</text:p>
      <text:p text:style-name="P5"><text:s text:c="10"/>&lt;beginday&gt;317&lt;/beginday&gt;</text:p>
      <text:p text:style-name="P5"><text:s text:c="10"/>&lt;endday&gt;326&lt;/endday&gt;</text:p>
      <text:p text:style-name="P5"><text:s text:c="8"/>&lt;/st5to8&gt;</text:p>
      <text:p text:style-name="P5"><text:s text:c="8"/>&lt;stlt5&gt;</text:p>
      <text:p text:style-name="P5"><text:s text:c="10"/>&lt;beginday&gt;327&lt;/beginday&gt;</text:p>
      <text:p text:style-name="P5"><text:s text:c="10"/>&lt;endday&gt;360&lt;/endday&gt;</text:p>
      <text:p text:style-name="P5"><text:s text:c="8"/>&lt;/stlt5&gt;</text:p>
      <text:p text:style-name="P5"><text:s text:c="6"/>&lt;/tempcal&gt;</text:p>
      <text:p text:style-name="P5"><text:s text:c="6"/>&lt;moistcal&gt;</text:p>
      <text:p text:style-name="P5"><text:s text:c="8"/>&lt;moist&gt;</text:p>
      <text:p text:style-name="P5"><text:s text:c="10"/>&lt;beginday&gt;1&lt;/beginday&gt;</text:p>
      <text:p text:style-name="P5"><text:s text:c="10"/>&lt;endday&gt;360&lt;/endday&gt;</text:p>
      <text:p text:style-name="P5"><text:s text:c="8"/>&lt;/moist&gt;</text:p>
      <text:p text:style-name="P5"><text:s text:c="6"/>&lt;/moistcal&gt;</text:p>
      <text:p text:style-name="P5"><text:s text:c="4"/>&lt;/calendars&gt;</text:p>
      <text:p text:style-name="P5"><text:s text:c="2"/>&lt;/output&gt;</text:p>
      <text:p text:style-name="P5">&lt;/mode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Newhall 1.2.0 Quickstart Guide<text:tab/><text:tab/>January 14<text:span text:style-name="MT1">h</text:span>, 2011</text:p>
      </style:header>
      <style:footer>
        <text:p text:style-name="MP1"><text:page-number text:select-page="current" text:page-adjus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01T00:10:14.90</meta:creation-date>
    <dc:date>2011-01-14T01:05:00.31</dc:date>
    <meta:editing-duration>PT01H20M27S</meta:editing-duration>
    <meta:editing-cycles>75</meta:editing-cycles>
    <meta:generator>OpenOffice.org/3.1$Win32 OpenOffice.org_project/310m19$Build-9420</meta:generator>
    <meta:document-statistic meta:table-count="0" meta:image-count="0" meta:object-count="0" meta:page-count="8" meta:paragraph-count="214" meta:word-count="1368" meta:character-count="11270"/>
  </office:meta>
</office:document-meta>
</file>